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layalam" svg:font-family="malayal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51mm"/>
    </style:style>
    <style:style style:name="co3" style:family="table-column">
      <style:table-column-properties fo:break-before="auto" style:column-width="38.3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alayala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LRU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Páginas na memória</text:p>
          </table:table-cell>
          <table:table-cell office:value-type="string" calcext:value-type="string">
            <text:p>Page fault</text:p>
          </table:table-cell>
          <table:table-cell office:value-type="string" calcext:value-type="string">
            <text:p>Quem sa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, 7, <text:s/>2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7, <text:s/>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, 7, <text:s/>2, 5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, 2, 5, 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, 5, 8, 9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, 8, 9 , 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8, 9 , 2, 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layalam" svg:font-family="malayal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6:24:32.845186711</meta:creation-date>
    <dc:date>2017-11-05T16:33:54.181887503</dc:date>
    <meta:editing-duration>PT9M10S</meta:editing-duration>
    <meta:editing-cycles>24</meta:editing-cycles>
    <meta:generator>LibreOffice/5.3.6.1$Linux_X86_64 LibreOffice_project/30m0$Build-1</meta:generator>
    <meta:document-statistic meta:table-count="1" meta:cell-count="35" meta:object-count="0"/>
  </office:meta>
</office:document-meta>
</file>